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number-rows-repeated="1048235">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15:53:31.159715400</dc:date>
    <meta:editing-duration>P6DT17H28M31S</meta:editing-duration>
    <meta:editing-cycles>257</meta:editing-cycles>
    <meta:generator>LibreOffice/25.2.2.2$Windows_X86_64 LibreOffice_project/7370d4be9e3cf6031a51beef54ff3bda878e3fac</meta:generator>
    <meta:document-statistic meta:table-count="1" meta:cell-count="1005" meta:object-count="0"/>
  </office:meta>
</office:document-meta>
</file>